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ize="10pt" fo:language="en" fo:country="US" officeooo:rsid="00148223" officeooo:paragraph-rsid="00148223" style:font-size-asian="8.75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gr1" style:family="graphic">
      <style:graphic-properties draw:textarea-horizontal-align="justify" draw:textarea-vertical-align="middle" draw:auto-grow-height="false" fo:min-height="0.707cm" fo:min-width="1.8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8cm" fo:min-width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002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91cm" fo:min-width="3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01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91cm" fo:min-width="1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2.649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15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2cm" fo:min-width="4.9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2.268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533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73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527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22cm" fo:min-width="5.4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2.311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2.09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22cm" fo:min-width="5.1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3.597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22cm" fo:min-width="8.0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draw:custom-shape text:anchor-type="paragraph" draw:z-index="0" draw:name="Фигура1" draw:style-name="gr1" svg:width="2.001cm" svg:height="1.001cm" svg:x="7.437cm" svg:y="0.937cm"><text:p text:style-name="P2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name="Фигура2" draw:style-name="gr2" svg:width="0.276cm" svg:height="0.548cm" svg:x="8.315cm" svg:y="1.9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Фигура3" draw:style-name="gr3" draw:text-style-name="P3" svg:width="2.001cm" svg:height="1.001cm" svg:x="7.394cm" svg:y="2.48cm"><text:p text:style-name="P2"><text:span text:style-name="T1">Ввод a,b,c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" draw:name="Фигура4" draw:style-name="gr4" draw:text-style-name="P2" svg:width="3.1cm" svg:height="0.292cm" svg:x="9.4cm" svg:y="4.413cm"><text:p text:style-name="P2">нет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2" svg:width="0.276cm" svg:height="0.548cm" svg:x="8.257cm" svg:y="3.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Фигура5" draw:style-name="gr5" draw:text-style-name="P2" svg:width="2.001cm" svg:height="1.001cm" svg:x="7.4cm" svg:y="4.06cm"><text:p text:style-name="P2">a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Фигура2" draw:style-name="gr2" svg:width="0.276cm" svg:height="0.548cm" svg:x="12.291cm" svg:y="4.7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4" draw:style-name="gr4" draw:text-style-name="P2" svg:width="3.1cm" svg:height="0.292cm" svg:x="4.3cm" svg:y="4.427cm"><text:p text:style-name="P2">да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2" svg:width="0.276cm" svg:height="0.548cm" svg:x="4.237cm" svg:y="4.7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5" draw:style-name="gr5" draw:text-style-name="P2" svg:width="2.001cm" svg:height="1.001cm" svg:x="3.38cm" svg:y="5.26cm"><text:p text:style-name="P2">b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name="Фигура4" draw:style-name="gr6" draw:text-style-name="P2" svg:width="1.666cm" svg:height="0.292cm" svg:x="5.38cm" svg:y="5.583cm"><text:p text:style-name="P2">нет</text:p><draw:enhanced-geometry svg:viewBox="0 0 21600 21600" draw:type="rectangle" draw:enhanced-path="M 0 0 L 21600 0 21600 21600 0 21600 0 0 Z N"/></draw:custom-shape><draw:custom-shape text:anchor-type="paragraph" draw:z-index="11" draw:name="Фигура2" draw:style-name="gr2" svg:width="0.276cm" svg:height="0.548cm" svg:x="6.839cm" svg:y="5.8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Фигура4" draw:style-name="gr6" draw:text-style-name="P2" svg:width="1.666cm" svg:height="0.292cm" svg:x="1.715cm" svg:y="5.613cm"><text:p text:style-name="P2">да</text:p><draw:enhanced-geometry svg:viewBox="0 0 21600 21600" draw:type="rectangle" draw:enhanced-path="M 0 0 L 21600 0 21600 21600 0 21600 0 0 Z N"/></draw:custom-shape><draw:custom-shape text:anchor-type="paragraph" draw:z-index="13" draw:name="Фигура2" draw:style-name="gr2" svg:width="0.276cm" svg:height="0.548cm" svg:x="1.715cm" svg:y="5.9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Фигура5" draw:style-name="gr5" draw:text-style-name="P2" svg:width="2.001cm" svg:height="1.001cm" svg:x="0.878cm" svg:y="6.445cm"><text:p text:style-name="P2">c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5" draw:name="Фигура4" draw:style-name="gr6" draw:text-style-name="P2" svg:width="1.666cm" svg:height="0.292cm" svg:x="-0.787cm" svg:y="6.826cm"><text:p text:style-name="P2">да</text:p><draw:enhanced-geometry svg:viewBox="0 0 21600 21600" draw:type="rectangle" draw:enhanced-path="M 0 0 L 21600 0 21600 21600 0 21600 0 0 Z N"/></draw:custom-shape><draw:custom-shape text:anchor-type="paragraph" draw:z-index="16" draw:name="Фигура2" draw:style-name="gr2" svg:width="0.276cm" svg:height="0.548cm" svg:x="-0.857cm" svg:y="7.1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Фигура4" draw:style-name="gr6" draw:text-style-name="P2" svg:width="1.666cm" svg:height="0.292cm" svg:x="2.879cm" svg:y="6.796cm"><text:p text:style-name="P2">нет</text:p><draw:enhanced-geometry svg:viewBox="0 0 21600 21600" draw:type="rectangle" draw:enhanced-path="M 0 0 L 21600 0 21600 21600 0 21600 0 0 Z N"/></draw:custom-shape><draw:custom-shape text:anchor-type="paragraph" draw:z-index="18" draw:name="Фигура2" draw:style-name="gr2" svg:width="0.276cm" svg:height="0.548cm" svg:x="4.355cm" svg:y="7.0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Фигура6" draw:style-name="gr3" draw:text-style-name="P4" svg:width="2.001cm" svg:height="1.001cm" svg:x="-1.785cm" svg:y="7.678cm"><text:p text:style-name="P2"><text:span text:style-name="T2">Вывод «x – любое</text:span></text:p><text:p text:style-name="P2"><text:span text:style-name="T2">число»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0" draw:name="Фигура6" draw:style-name="gr3" draw:text-style-name="P2" svg:width="2.001cm" svg:height="1.001cm" svg:x="3.463cm" svg:y="7.678cm"><text:p text:style-name="P2"><text:span text:style-name="T2">Вывод «Нет</text:span></text:p><text:p text:style-name="P2"><text:span text:style-name="T2">решений»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1" draw:name="Фигура7" draw:style-name="gr7" draw:text-style-name="P2" svg:width="2.001cm" svg:height="1.001cm" svg:x="5.934cm" svg:y="6.429cm"><text:p text:style-name="P2">x = -c/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Фигура2" draw:style-name="gr2" svg:width="0.276cm" svg:height="0.548cm" svg:x="6.782cm" svg:y="7.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Фигура6" draw:style-name="gr3" draw:text-style-name="P2" svg:width="2.001cm" svg:height="1.001cm" svg:x="5.946cm" svg:y="7.985cm"><text:p text:style-name="P2"><text:span text:style-name="T2">Вывод x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4" draw:name="Фигура7" draw:style-name="gr7" draw:text-style-name="P5" svg:width="2.001cm" svg:height="1.001cm" svg:x="11.518cm" svg:y="5.26cm"><text:p text:style-name="P2"><text:span text:style-name="T3">D = b**2 - 4*a*c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Фигура2" draw:style-name="gr2" svg:width="0.276cm" svg:height="0.548cm" svg:x="12.423cm" svg:y="6.2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Фигура5" draw:style-name="gr5" draw:text-style-name="P2" svg:width="2.001cm" svg:height="1.001cm" svg:x="11.566cm" svg:y="6.809cm"><text:p text:style-name="P2">D&gt;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7" draw:name="Фигура4" draw:style-name="gr6" draw:text-style-name="P2" svg:width="1.666cm" svg:height="0.292cm" svg:x="13.566cm" svg:y="7.131cm"><text:p text:style-name="P2">нет</text:p><draw:enhanced-geometry svg:viewBox="0 0 21600 21600" draw:type="rectangle" draw:enhanced-path="M 0 0 L 21600 0 21600 21600 0 21600 0 0 Z N"/></draw:custom-shape><draw:custom-shape text:anchor-type="paragraph" draw:z-index="28" draw:name="Фигура2" draw:style-name="gr2" svg:width="0.276cm" svg:height="0.548cm" svg:x="15.039cm" svg:y="7.4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Фигура5" draw:style-name="gr5" draw:text-style-name="P2" svg:width="2.001cm" svg:height="1.001cm" svg:x="14.168cm" svg:y="7.992cm"><text:p text:style-name="P2">D=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0" draw:name="Фигура4" draw:style-name="gr6" draw:text-style-name="P2" svg:width="1.666cm" svg:height="0.292cm" svg:x="16.168cm" svg:y="8.375cm"><text:p text:style-name="P2">нет</text:p><draw:enhanced-geometry svg:viewBox="0 0 21600 21600" draw:type="rectangle" draw:enhanced-path="M 0 0 L 21600 0 21600 21600 0 21600 0 0 Z N"/></draw:custom-shape><draw:custom-shape text:anchor-type="paragraph" draw:z-index="31" draw:name="Фигура2" draw:style-name="gr2" svg:width="0.276cm" svg:height="0.548cm" svg:x="17.558cm" svg:y="8.6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Фигура4" draw:style-name="gr6" draw:text-style-name="P2" svg:width="1.666cm" svg:height="0.292cm" svg:x="9.901cm" svg:y="7.177cm"><text:p text:style-name="P2">да</text:p><draw:enhanced-geometry svg:viewBox="0 0 21600 21600" draw:type="rectangle" draw:enhanced-path="M 0 0 L 21600 0 21600 21600 0 21600 0 0 Z N"/></draw:custom-shape><draw:custom-shape text:anchor-type="paragraph" draw:z-index="33" draw:name="Фигура2" draw:style-name="gr2" svg:width="0.276cm" svg:height="0.548cm" svg:x="9.828cm" svg:y="7.4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Фигура7" draw:style-name="gr7" draw:text-style-name="P5" svg:width="2.001cm" svg:height="1.001cm" svg:x="9.003cm" svg:y="8.008cm"><text:p text:style-name="P2"><text:span text:style-name="T3">x1 = (-b+sqrt(D)/(2*a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name="Фигура2" draw:style-name="gr2" svg:width="0.276cm" svg:height="0.548cm" svg:x="9.857cm" svg:y="9.0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6" draw:name="Фигура7" draw:style-name="gr7" draw:text-style-name="P2" svg:width="2.001cm" svg:height="1.001cm" svg:x="8.973cm" svg:y="9.573cm"><text:p text:style-name="P2"><text:span text:style-name="T3">x2 = (-b-sqrt(D)/(2*a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Фигура2" draw:style-name="gr2" svg:width="0.276cm" svg:height="0.548cm" svg:x="9.887cm" svg:y="10.57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Фигура6" draw:style-name="gr3" draw:text-style-name="P2" svg:width="2.001cm" svg:height="1.001cm" svg:x="8.943cm" svg:y="11.142cm"><text:p text:style-name="P2"><text:span text:style-name="T2">Вывод x1, x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9" draw:name="Фигура6" draw:style-name="gr3" draw:text-style-name="P5" svg:width="2.001cm" svg:height="1.001cm" svg:x="16.619cm" svg:y="9.241cm"><text:p text:style-name="P5"><text:span text:style-name="T3">Вывод «Нет</text:span></text:p><text:p text:style-name="P5"><text:span text:style-name="T3">Действительных</text:span></text:p><text:p text:style-name="P5"><text:span text:style-name="T3">корней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0" draw:name="Фигура4" draw:style-name="gr6" draw:text-style-name="P2" svg:width="1.666cm" svg:height="0.292cm" svg:x="12.502cm" svg:y="8.331cm"><text:p text:style-name="P2">да</text:p><draw:enhanced-geometry svg:viewBox="0 0 21600 21600" draw:type="rectangle" draw:enhanced-path="M 0 0 L 21600 0 21600 21600 0 21600 0 0 Z N"/></draw:custom-shape><draw:custom-shape text:anchor-type="paragraph" draw:z-index="41" draw:name="Фигура2" draw:style-name="gr2" svg:width="0.276cm" svg:height="0.548cm" svg:x="12.43cm" svg:y="8.6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Фигура7" draw:style-name="gr7" draw:text-style-name="P3" svg:width="2.001cm" svg:height="1.001cm" svg:x="11.546cm" svg:y="9.193cm"><text:p text:style-name="P2"><text:span text:style-name="T1">x = -b/(2*a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name="Фигура2" draw:style-name="gr2" svg:width="0.276cm" svg:height="0.548cm" svg:x="12.43cm" svg:y="10.1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4" draw:name="Фигура6" draw:style-name="gr3" draw:text-style-name="P2" svg:width="2.001cm" svg:height="1.001cm" svg:x="11.474cm" svg:y="10.756cm"><text:p text:style-name="P2"><text:span text:style-name="T2">Вывод x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5" draw:name="Фигура8" draw:style-name="gr8" svg:width="0.249cm" svg:height="2.65cm" svg:x="17.614cm" svg:y="10.241cm"><text:p/><draw:enhanced-geometry svg:viewBox="0 0 21600 21600" draw:type="rectangle" draw:enhanced-path="M 0 0 L 21600 0 21600 21600 0 21600 0 0 Z N"/></draw:custom-shape><draw:custom-shape text:anchor-type="paragraph" draw:z-index="46" draw:name="Фигура8" draw:style-name="gr9" svg:width="0.249cm" svg:height="1.151cm" svg:x="12.411cm" svg:y="11.756cm"><text:p/><draw:enhanced-geometry svg:viewBox="0 0 21600 21600" draw:type="rectangle" draw:enhanced-path="M 0 0 L 21600 0 21600 21600 0 21600 0 0 Z N"/></draw:custom-shape><draw:custom-shape text:anchor-type="paragraph" draw:z-index="47" draw:name="Фигура8" draw:style-name="gr10" svg:width="4.956cm" svg:height="0.221cm" svg:x="12.659cm" svg:y="12.686cm"><text:p/><draw:enhanced-geometry svg:viewBox="0 0 21600 21600" draw:type="rectangle" draw:enhanced-path="M 0 0 L 21600 0 21600 21600 0 21600 0 0 Z N"/></draw:custom-shape><draw:custom-shape text:anchor-type="paragraph" draw:z-index="48" draw:name="Фигура8" draw:style-name="gr11" svg:width="0.249cm" svg:height="2.269cm" svg:x="9.895cm" svg:y="12.143cm"><text:p/><draw:enhanced-geometry svg:viewBox="0 0 21600 21600" draw:type="rectangle" draw:enhanced-path="M 0 0 L 21600 0 21600 21600 0 21600 0 0 Z N"/></draw:custom-shape><draw:custom-shape text:anchor-type="paragraph" draw:z-index="49" draw:name="Фигура8" draw:style-name="gr12" svg:width="0.249cm" svg:height="1.534cm" svg:x="15.071cm" svg:y="12.906cm"><text:p/><draw:enhanced-geometry svg:viewBox="0 0 21600 21600" draw:type="rectangle" draw:enhanced-path="M 0 0 L 21600 0 21600 21600 0 21600 0 0 Z N"/></draw:custom-shape><draw:custom-shape text:anchor-type="paragraph" draw:z-index="50" draw:name="Фигура8" draw:style-name="gr10" svg:width="4.956cm" svg:height="0.221cm" svg:x="10.144cm" svg:y="14.19cm"><text:p/><draw:enhanced-geometry svg:viewBox="0 0 21600 21600" draw:type="rectangle" draw:enhanced-path="M 0 0 L 21600 0 21600 21600 0 21600 0 0 Z N"/></draw:custom-shape><draw:custom-shape text:anchor-type="paragraph" draw:z-index="51" draw:name="Фигура8" draw:style-name="gr13" svg:width="0.249cm" svg:height="0.731cm" svg:x="12.571cm" svg:y="14.411cm"><text:p/><draw:enhanced-geometry svg:viewBox="0 0 21600 21600" draw:type="rectangle" draw:enhanced-path="M 0 0 L 21600 0 21600 21600 0 21600 0 0 Z N"/></draw:custom-shape><draw:custom-shape text:anchor-type="paragraph" draw:z-index="52" draw:name="Фигура8" draw:style-name="gr14" svg:width="0.249cm" svg:height="0.528cm" svg:x="-0.861cm" svg:y="8.678cm"><text:p/><draw:enhanced-geometry svg:viewBox="0 0 21600 21600" draw:type="rectangle" draw:enhanced-path="M 0 0 L 21600 0 21600 21600 0 21600 0 0 Z N"/></draw:custom-shape><draw:custom-shape text:anchor-type="paragraph" draw:z-index="53" draw:name="Фигура8" draw:style-name="gr14" svg:width="0.249cm" svg:height="0.528cm" svg:x="4.329cm" svg:y="8.678cm"><text:p/><draw:enhanced-geometry svg:viewBox="0 0 21600 21600" draw:type="rectangle" draw:enhanced-path="M 0 0 L 21600 0 21600 21600 0 21600 0 0 Z N"/></draw:custom-shape><draw:custom-shape text:anchor-type="paragraph" draw:z-index="54" draw:name="Фигура8" draw:style-name="gr15" svg:width="5.435cm" svg:height="0.221cm" svg:x="-0.861cm" svg:y="9.206cm"><text:p/><draw:enhanced-geometry svg:viewBox="0 0 21600 21600" draw:type="rectangle" draw:enhanced-path="M 0 0 L 21600 0 21600 21600 0 21600 0 0 Z N"/></draw:custom-shape><draw:custom-shape text:anchor-type="paragraph" draw:z-index="55" draw:name="Фигура8" draw:style-name="gr16" svg:width="0.249cm" svg:height="2.311cm" svg:x="6.782cm" svg:y="8.985cm"><text:p/><draw:enhanced-geometry svg:viewBox="0 0 21600 21600" draw:type="rectangle" draw:enhanced-path="M 0 0 L 21600 0 21600 21600 0 21600 0 0 Z N"/></draw:custom-shape><draw:custom-shape text:anchor-type="paragraph" draw:z-index="56" draw:name="Фигура8" draw:style-name="gr17" svg:width="0.249cm" svg:height="2.091cm" svg:x="1.695cm" svg:y="9.426cm"><text:p/><draw:enhanced-geometry svg:viewBox="0 0 21600 21600" draw:type="rectangle" draw:enhanced-path="M 0 0 L 21600 0 21600 21600 0 21600 0 0 Z N"/></draw:custom-shape><draw:custom-shape text:anchor-type="paragraph" draw:z-index="57" draw:name="Фигура8" draw:style-name="gr18" svg:width="5.116cm" svg:height="0.221cm" svg:x="1.944cm" svg:y="11.296cm"><text:p/><draw:enhanced-geometry svg:viewBox="0 0 21600 21600" draw:type="rectangle" draw:enhanced-path="M 0 0 L 21600 0 21600 21600 0 21600 0 0 Z N"/></draw:custom-shape><draw:custom-shape text:anchor-type="paragraph" draw:z-index="58" draw:name="Фигура8" draw:style-name="gr19" svg:width="0.249cm" svg:height="3.597cm" svg:x="4.297cm" svg:y="11.516cm"><text:p/><draw:enhanced-geometry svg:viewBox="0 0 21600 21600" draw:type="rectangle" draw:enhanced-path="M 0 0 L 21600 0 21600 21600 0 21600 0 0 Z N"/></draw:custom-shape><draw:custom-shape text:anchor-type="paragraph" draw:z-index="59" draw:name="Фигура8" draw:style-name="gr20" svg:width="8.026cm" svg:height="0.221cm" svg:x="4.546cm" svg:y="14.893cm"><text:p/><draw:enhanced-geometry svg:viewBox="0 0 21600 21600" draw:type="rectangle" draw:enhanced-path="M 0 0 L 21600 0 21600 21600 0 21600 0 0 Z N"/></draw:custom-shape><draw:custom-shape text:anchor-type="paragraph" draw:z-index="60" draw:name="Фигура2" draw:style-name="gr2" svg:width="0.276cm" svg:height="0.548cm" svg:x="8.483cm" svg:y="15.1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1" draw:name="Фигура1" draw:style-name="gr1" draw:text-style-name="P2" svg:width="2.001cm" svg:height="1.001cm" svg:x="7.627cm" svg:y="15.656cm"><text:p text:style-name="P2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2:15:41.351000000</meta:creation-date>
    <dc:date>2023-09-20T13:28:33.494000000</dc:date>
    <meta:editing-duration>PT37M20S</meta:editing-duration>
    <meta:editing-cycles>15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